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8614"/>
    </style:style>
    <style:style style:name="P2" style:family="paragraph" style:parent-style-name="Standard">
      <style:text-properties officeooo:rsid="00038614" officeooo:paragraph-rsid="00038614"/>
    </style:style>
    <style:style style:name="P3" style:family="paragraph" style:parent-style-name="Standard">
      <style:text-properties officeooo:rsid="00057720" officeooo:paragraph-rsid="00057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)</text:p>
      <text:p text:style-name="P1">exam@debian:~$ mkdir FISAT</text:p>
      <text:p text:style-name="Standard">exam@debian:~$ cd FISAT</text:p>
      <text:p text:style-name="Standard">exam@debian:~/FISAT$ mkdir Day1 Day2 Day3</text:p>
      <text:p text:style-name="Standard">exam@debian:~/FISAT$ ls</text:p>
      <text:p text:style-name="Standard">Day1 <text:s/>Day2 <text:s/>Day3</text:p>
      <text:p text:style-name="Standard">exam@debian:~/FISAT$ cd Day1</text:p>
      <text:p text:style-name="Standard">exam@debian:~/FISAT/Day1$ vim f1.txt</text:p>
      <text:p text:style-name="Standard">exam@debian:~/FISAT/Day1$ vim f2.txt</text:p>
      <text:p text:style-name="Standard">exam@debian:~/FISAT/Day1$ vim f3.txt</text:p>
      <text:p text:style-name="Standard">exam@debian:~/FISAT/Day1$ cd ..</text:p>
      <text:p text:style-name="Standard">exam@debian:~/FISAT$ cd Day2</text:p>
      <text:p text:style-name="Standard">exam@debian:~/FISAT/Day2$ vim m1.txt</text:p>
      <text:p text:style-name="Standard">exam@debian:~/FISAT/Day2$ vim m2.txt</text:p>
      <text:p text:style-name="Standard">exam@debian:~/FISAT/Day2$ cd ..</text:p>
      <text:p text:style-name="Standard">exam@debian:~/FISAT$ cd Day3</text:p>
      <text:p text:style-name="Standard">exam@debian:~/FISAT/Day3$ vim c2.txt</text:p>
      <text:p text:style-name="Standard">exam@debian:~/FISAT/Day3$ vim c1.txt </text:p>
      <text:p text:style-name="Standard"/>
      <text:p text:style-name="P2">1) Merge</text:p>
      <text:p text:style-name="P2">exam@debian:~/FISAT/Day2$ cat m1.txt m2.txt &gt;&gt;m3.txt</text:p>
      <text:p text:style-name="P2">exam@debian:~/FISAT/Day2$ cat m3.txt</text:p>
      <text:p text:style-name="P2">m1 fisat</text:p>
      <text:p text:style-name="P2">m2 fisat</text:p>
      <text:p text:style-name="P2">2) Copy</text:p>
      <text:p text:style-name="P2">exam@debian:~/FISAT/Day2$ cp -r ~/FISAT/Day2/m3.txt ~/FISAT/Day3/c3.txt</text:p>
      <text:p text:style-name="P2">exam@debian:~/FISAT$ cd Day3</text:p>
      <text:p text:style-name="P2">exam@debian:~/FISAT/Day3$ cat c3.txt</text:p>
      <text:p text:style-name="P2">m1 fisat</text:p>
      <text:p text:style-name="P2">m2 fisat</text:p>
      <text:p text:style-name="P2">3) permission</text:p>
      <text:p text:style-name="P2">exam@debian:~/FISAT/Day1$ chmod a+w f1.txt</text:p>
      <text:p text:style-name="P2">exam@debian:~/FISAT/Day1$ ls -l f1.txt</text:p>
      <text:p text:style-name="P2">-rw-rw-rw- 1 exam exam 17 Oct <text:s/>8 10:05 f1.txt </text:p>
      <text:p text:style-name="P2"/>
      <text:p text:style-name="P2">4) ps -ef</text:p>
      <text:p text:style-name="P2"/>
      <text:p text:style-name="P2">5) pwd</text:p>
      <text:p text:style-name="P2">exam@debian:~/FISAT/Day3$ pwd</text:p>
      <text:p text:style-name="P2">/home/exam/FISAT/Day3</text:p>
      <text:p text:style-name="P2"/>
      <text:p text:style-name="P3">6) Area</text:p>
      <text:p text:style-name="P3"/>
      <text:p text:style-name="P3">ProgramCode:</text:p>
      <text:p text:style-name="P3">echo "OUTPUT"</text:p>
      <text:p text:style-name="P3">echo ""</text:p>
      <text:p text:style-name="P3">echo -e "Menu \n </text:p>
      <text:p text:style-name="P3"><text:s text:c="5"/><text:tab/> 1. Area of circle \n</text:p>
      <text:p text:style-name="P3"><text:tab/> 2.Area of Rectangle \n</text:p>
      <text:p text:style-name="P3"><text:tab/> 3.Area of Triangle\n"</text:p>
      <text:p text:style-name="P3">echo "Enter your choice"</text:p>
      <text:p text:style-name="P3">read ch</text:p>
      <text:p text:style-name="P3"><text:soft-page-break/>case $ch in</text:p>
      <text:p text:style-name="P3"><text:s text:c="4"/>1)echo "Enter radius of circle"</text:p>
      <text:p text:style-name="P3"><text:s text:c="6"/>read r</text:p>
      <text:p text:style-name="P3"><text:s text:c="6"/>area=$( expr 22 / 7 <text:s/>\* r \* r ) </text:p>
      <text:p text:style-name="P3"><text:s text:c="6"/>echo -e "Area = $area ";; </text:p>
      <text:p text:style-name="P3"><text:s text:c="4"/>2)echo "Enter length and breadth of Rectangle"</text:p>
      <text:p text:style-name="P3"><text:s text:c="6"/>read l</text:p>
      <text:p text:style-name="P3"><text:s text:c="6"/>read b</text:p>
      <text:p text:style-name="P3"><text:s text:c="6"/>area=$( expr $l \* $b )</text:p>
      <text:p text:style-name="P3"><text:s text:c="6"/>echo "Area of rectangle is: $area";;</text:p>
      <text:p text:style-name="P3"><text:s text:c="4"/>3)echo "Enter length and breadth of triangle "</text:p>
      <text:p text:style-name="P3"><text:s text:c="6"/>read l</text:p>
      <text:p text:style-name="P3"><text:s text:c="6"/>read h</text:p>
      <text:p text:style-name="P3"><text:s text:c="6"/>area=$( expr 1/2 \* $l \* $h )</text:p>
      <text:p text:style-name="P3"><text:s text:c="6"/>echo "Area of triangle is $area";;</text:p>
      <text:p text:style-name="P3"><text:s text:c="4"/>4)echo "Invalid choice"</text:p>
      <text:p text:style-name="P3"><text:s text:c="4"/></text:p>
      <text:p text:style-name="P3">esac</text:p>
      <text:p text:style-name="P3"/>
      <text:p text:style-name="P3"/>
      <text:p text:style-name="P2"><text:s/>OUTPUT</text:p>
      <text:p text:style-name="P2"/>
      <text:p text:style-name="P2">Menu </text:p>
      <text:p text:style-name="P2"><text:s/></text:p>
      <text:p text:style-name="P2"><text:s text:c="5"/><text:tab/> 1. Area of circle </text:p>
      <text:p text:style-name="P2"/>
      <text:p text:style-name="P2"><text:tab/> 2.Area of Rectangle </text:p>
      <text:p text:style-name="P2"/>
      <text:p text:style-name="P2"><text:tab/> 3.Area of Triangle</text:p>
      <text:p text:style-name="P2"/>
      <text:p text:style-name="P2">Enter your choice</text:p>
      <text:p text:style-name="P2">1</text:p>
      <text:p text:style-name="P2">Enter radius of circle</text:p>
      <text:p text:style-name="P2">r</text:p>
      <text:p text:style-name="P2">expr: non-integer argument</text:p>
      <text:p text:style-name="P2">Area = <text:s/></text:p>
      <text:p text:style-name="P2">exam@debian:~$ emacs area.sh</text:p>
      <text:p text:style-name="P2">exam@debian:~$ bash area.sh</text:p>
      <text:p text:style-name="P2">OUTPUT</text:p>
      <text:p text:style-name="P2"/>
      <text:p text:style-name="P2">Menu </text:p>
      <text:p text:style-name="P2"><text:s/></text:p>
      <text:p text:style-name="P2"><text:s text:c="5"/><text:tab/> 1. Area of circle </text:p>
      <text:p text:style-name="P2"/>
      <text:p text:style-name="P2"><text:tab/> 2.Area of Rectangle </text:p>
      <text:p text:style-name="P2"/>
      <text:p text:style-name="P2"><text:tab/> 3.Area of Triangle</text:p>
      <text:p text:style-name="P2"/>
      <text:p text:style-name="P2">Enter your choice</text:p>
      <text:p text:style-name="P2">2</text:p>
      <text:p text:style-name="P2">Enter length and breadth of Rectangle</text:p>
      <text:p text:style-name="P2">3</text:p>
      <text:p text:style-name="P2"><text:soft-page-break/>4</text:p>
      <text:p text:style-name="P2">Area of rectangle is: 12</text:p>
      <text:p text:style-name="P2">exam@debian:~$ bash area.sh</text:p>
      <text:p text:style-name="P2">OUTPUT</text:p>
      <text:p text:style-name="P2"/>
      <text:p text:style-name="P2">Menu </text:p>
      <text:p text:style-name="P2"><text:s/></text:p>
      <text:p text:style-name="P2"><text:s text:c="5"/><text:tab/> 1. Area of circle </text:p>
      <text:p text:style-name="P2"/>
      <text:p text:style-name="P2"><text:tab/> 2.Area of Rectangle </text:p>
      <text:p text:style-name="P2"/>
      <text:p text:style-name="P2"><text:tab/> 3.Area of Triangle</text:p>
      <text:p text:style-name="P2"/>
      <text:p text:style-name="P2">Enter your choice</text:p>
      <text:p text:style-name="P2">3</text:p>
      <text:p text:style-name="P2">Enter length and breadth of triangle </text:p>
      <text:p text:style-name="P2">3</text:p>
      <text:p text:style-name="P2">4</text:p>
      <text:p text:style-name="P2">expr: non-integer argument</text:p>
      <text:p text:style-name="P2">Area of triangle is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59:04.390010256</meta:creation-date>
    <dc:date>2021-10-08T12:18:20.363332386</dc:date>
    <meta:editing-duration>PT19M16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105" meta:word-count="314" meta:character-count="2203" meta:non-whitespace-character-count="1834"/>
  </office:meta>
</office:document-meta>
</file>